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a939f" officeooo:paragraph-rsid="000a93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16T12:47:29.854177207</meta:creation-date>
    <dc:date>2019-11-16T12:48:33.068812413</dc:date>
    <meta:editing-duration>PT1M5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6.3.2.2$MacOSX_X86_64 LibreOffice_project/98b30e735bda24bc04ab42594c85f7fd8be07b9c</meta:generator>
  </office:meta>
</office:document-meta>
</file>